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Times New Roman" svg:font-family="Times New Roman" style:font-charset="windows-1251" style:font-family-generic="roman"/>
    <style:font-face style:name="SimSun" svg:font-family="SimSun"/>
    <style:font-face style:name="Arial" svg:font-family="Arial" style:font-charset="windows-1251" style:font-family-generic="swiss"/>
    <style:font-face style:name="Basic Sans" svg:font-family="Basic Sans" style:font-family-generic="roman"/>
    <style:font-face style:name="Tahoma" svg:font-family="Tahoma" style:font-charset="windows-1251" style:font-family-generic="swiss"/>
  </office:font-face-decls>
  <office:automatic-styles>
    <style:style style:name="PZERO" style:family="paragraph" style:parent-style-name="Звичайний">
      <style:paragraph-properties fo:line-height="0.035cm" text:number-lines="true"/>
    </style:style>
    <style:style style:name="P0" style:family="paragraph" style:parent-style-name="Звичайний">
      <style:paragraph-properties fo:background-color="transparent" fo:padding-left="0.106cm" fo:padding-right="0.106cm" fo:padding-top="0.106cm" fo:padding-bottom="0.106cm" fo:border-left="none" fo:border-right="none" fo:border-top="none" fo:border-bottom="none" fo:widows="0" fo:orphans="0" text:number-lines="true"/>
      <style:text-properties style:letter-kerning="true"/>
    </style:style>
    <style:style style:name="P24" style:family="paragraph" style:parent-style-name="Звичайний">
      <style:paragraph-properties style:tab-stop-distance="1.270cm" fo:text-align="center" text:number-lines="true"/>
      <style:text-properties fo:font-size="14pt" style:font-size-asian="14pt" style:font-size-complex="14pt"/>
    </style:style>
    <style:style style:name="P25" style:family="paragraph" style:parent-style-name="Звичайний">
      <style:paragraph-properties style:tab-stop-distance="1.270cm" fo:text-align="justify" text:number-lines="true"/>
      <style:text-properties fo:font-size="14pt" style:font-size-asian="14pt" style:font-size-complex="14pt"/>
    </style:style>
    <style:style style:name="P26" style:family="paragraph" style:parent-style-name="Звичайний">
      <style:paragraph-properties fo:margin-left="3.746cm" style:tab-stop-distance="1.270cm" fo:text-align="justify" text:number-lines="true"/>
      <style:text-properties fo:font-size="10pt" style:font-size-asian="10pt" style:font-size-complex="10pt"/>
    </style:style>
    <style:style style:name="P27" style:family="paragraph" style:parent-style-name="Звичайний">
      <style:paragraph-properties fo:line-height="150%" style:tab-stop-distance="1.270cm" fo:text-align="justify" text:number-lines="true"/>
      <style:text-properties fo:font-size="14pt" style:font-size-asian="14pt" style:font-size-complex="14pt"/>
    </style:style>
    <style:style style:name="P28" style:family="paragraph" style:parent-style-name="Звичайний">
      <style:paragraph-properties fo:line-height="80%" style:tab-stop-distance="1.270cm" fo:text-align="justify" text:number-lines="true"/>
      <style:text-properties fo:font-size="8pt" style:font-size-asian="8pt" style:font-size-complex="8pt" fo:letter-spacing="0.035cm"/>
    </style:style>
    <style:style style:name="P29" style:family="paragraph" style:parent-style-name="Звичайний">
      <style:paragraph-properties style:tab-stop-distance="1.270cm" text:number-lines="true"/>
      <style:text-properties fo:font-size="8pt" style:font-size-asian="8pt" style:font-size-complex="8pt" fo:letter-spacing="0.035cm"/>
    </style:style>
    <style:style style:name="P30" style:family="paragraph" style:parent-style-name="Звичайний">
      <style:paragraph-properties fo:line-height="150%" style:tab-stop-distance="1.270cm" fo:text-align="justify" text:number-lines="true"/>
      <style:text-properties fo:font-size="14pt" style:font-size-asian="14pt" style:font-size-complex="14pt" fo:letter-spacing="0.014cm"/>
    </style:style>
    <style:style style:name="P31" style:family="paragraph" style:parent-style-name="Звичайний">
      <style:paragraph-properties fo:text-indent="1.249cm" style:auto-text-indent="false" style:tab-stop-distance="1.270cm" fo:text-align="justify" text:number-lines="true"/>
      <style:text-properties fo:font-size="10pt" style:font-size-asian="10pt" style:font-size-complex="10pt"/>
    </style:style>
    <style:style style:name="P32" style:family="paragraph" style:parent-style-name="Звичайний">
      <style:paragraph-properties fo:line-height="150%" style:tab-stop-distance="1.270cm" fo:text-align="justify" text:number-lines="true"/>
      <style:text-properties fo:font-size="14pt" style:font-size-asian="14pt" style:font-size-complex="14pt" fo:letter-spacing="-0.005cm"/>
    </style:style>
    <style:style style:name="P33" style:family="paragraph" style:parent-style-name="Звичайний">
      <style:paragraph-properties style:tab-stop-distance="1.270cm" fo:text-align="justify" text:number-lines="true"/>
      <style:text-properties fo:font-size="14pt" style:font-size-asian="14pt" style:font-size-complex="14pt" fo:letter-spacing="-0.005cm"/>
    </style:style>
    <style:style style:name="T0" style:family="text">
      <style:text-properties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ru" style:country-asian="ru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Times New Roman" fo:font-size="10pt" fo:font-weight="normal" fo:font-style="normal" fo:language="uk" fo:country="ua" style:font-name-asian="Times New Roman" style:font-size-asian="10pt" style:font-weight-asian="normal" style:font-style-asian="normal" style:language-asian="ru" style:country-asian="ru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7" style:family="text">
      <style:text-properties style:font-name="Times New Roman" fo:font-size="14pt" fo:font-weight="normal" fo:font-style="normal" fo:language="uk" fo:country="ua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8" style:family="text">
      <style:text-properties style:font-name="Times New Roman" fo:font-size="8pt" fo:font-weight="normal" fo:font-style="normal" fo:language="uk" fo:country="ua" style:font-name-asian="Times New Roman" style:font-size-asian="8pt" style:font-weight-asian="normal" style:font-style-asian="normal" style:language-asian="ru" style:country-asian="ru" style:font-name-complex="Times New Roman" style:font-size-complex="8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0.035cm" style:text-scale="100%" style:letter-kerning="false" text:display="true"/>
    </style:style>
    <style:style style:name="T19" style:family="text">
      <style:text-properties style:font-name="Times New Roman" fo:font-size="14pt" fo:font-weight="normal" fo:font-style="normal" fo:language="uk" fo:country="ua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0.014cm" style:text-scale="100%" style:letter-kerning="false" text:display="true"/>
    </style:style>
    <style:style style:name="T20" style:family="text">
      <style:text-properties style:font-name="Times New Roman" fo:font-size="14pt" fo:font-weight="normal" fo:font-style="normal" fo:language="uk" fo:country="ua" style:font-name-asian="Times New Roman" style:font-size-asian="14pt" style:font-weight-asian="normal" style:font-style-asian="normal" style:language-asian="ru" style:country-asian="ru" style:font-name-complex="Times New Roman" style:font-size-complex="14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-0.005cm" style:text-scale="100%" style:letter-kerning="false" text:display="true"/>
    </style:style>
    <style:style style:name="T21" style:family="text">
      <style:text-properties fo:letter-spacing="normal"/>
    </style:style>
    <style:style style:name="T22" style:family="text">
      <style:text-properties fo:letter-spacing="-0.004cm"/>
    </style:style>
    <style:style style:name="T23" style:family="text">
      <style:text-properties fo:letter-spacing="-0.018cm"/>
    </style:style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style style:name="Table1" style:family="table">
      <style:table-properties table:border-model="collapsing" style:width="18.385cm" table:align="left"/>
    </style:style>
    <style:style style:name="Table1.A" style:family="table-column">
      <style:table-column-properties style:column-width="18.385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top" fo:padding-left="0.191cm" fo:padding-right="0.191cm" fo:border="none"/>
    </style:style>
    <style:style style:name="Table1.2" style:family="table-row">
      <style:table-row-properties style:min-row-height="0.104cm"/>
    </style:style>
    <style:style style:name="Table1.A2" style:family="table-cell">
      <style:table-cell-properties style:vertical-align="top" fo:padding-left="0.191cm" fo:padding-right="0.191cm" fo:border="none"/>
    </style:style>
    <style:style style:name="Table2" style:family="table">
      <style:table-properties table:border-model="collapsing" style:width="18.385cm" table:align="left"/>
    </style:style>
    <style:style style:name="Table2.A" style:family="table-column">
      <style:table-column-properties style:column-width="18.385cm"/>
    </style:style>
    <style:style style:name="Table2.1" style:family="table-row">
      <style:table-row-properties style:min-row-height="0.104cm"/>
    </style:style>
    <style:style style:name="Table2.A1" style:family="table-cell">
      <style:table-cell-properties style:vertical-align="top" fo:padding-left="0.191cm" fo:padding-right="0.191cm" fo:border="none"/>
    </style:style>
    <style:style style:name="Table2.2" style:family="table-row">
      <style:table-row-properties style:min-row-height="0.563cm"/>
    </style:style>
    <style:style style:name="Table2.A2" style:family="table-cell">
      <style:table-cell-properties style:vertical-align="top" fo:padding-left="0.191cm" fo:padding-right="0.191cm" fo:border="none"/>
    </style:style>
    <style:style style:name="Table2.3" style:family="table-row">
      <style:table-row-properties style:min-row-height="0.104cm"/>
    </style:style>
    <style:style style:name="Table2.A3" style:family="table-cell">
      <style:table-cell-properties style:vertical-align="top" fo:padding-left="0.191cm" fo:padding-right="0.191cm" fo:border="none"/>
    </style:style>
    <style:style style:name="Table3" style:family="table">
      <style:table-properties table:border-model="collapsing" style:width="18.385cm" table:align="left"/>
    </style:style>
    <style:style style:name="Table3.A" style:family="table-column">
      <style:table-column-properties style:column-width="18.385cm"/>
    </style:style>
    <style:style style:name="Table3.1" style:family="table-row">
      <style:table-row-properties style:use-optimal-row-height="true"/>
    </style:style>
    <style:style style:name="Table3.A1" style:family="table-cell">
      <style:table-cell-properties style:vertical-align="top" fo:padding-left="0.191cm" fo:padding-right="0.191cm" fo:border="none"/>
    </style:style>
    <style:style style:name="Table3.2" style:family="table-row">
      <style:table-row-properties style:min-row-height="0.104cm"/>
    </style:style>
    <style:style style:name="Table3.A2" style:family="table-cell">
      <style:table-cell-properties style:vertical-align="top" fo:padding-left="0.191cm" fo:padding-right="0.191cm" fo:border="none"/>
    </style:style>
    <style:style style:name="Table4" style:family="table">
      <style:table-properties table:border-model="collapsing" style:width="18.385cm" table:align="left"/>
    </style:style>
    <style:style style:name="Table4.A" style:family="table-column">
      <style:table-column-properties style:column-width="18.385cm"/>
    </style:style>
    <style:style style:name="Table4.1" style:family="table-row">
      <style:table-row-properties style:use-optimal-row-height="true"/>
    </style:style>
    <style:style style:name="Table4.A1" style:family="table-cell">
      <style:table-cell-properties style:vertical-align="top" fo:padding-left="0.191cm" fo:padding-right="0.191cm" fo:border="none"/>
    </style:style>
    <style:style style:name="Table4.2" style:family="table-row">
      <style:table-row-properties style:min-row-height="0.104cm"/>
    </style:style>
    <style:style style:name="Table4.A2" style:family="table-cell">
      <style:table-cell-properties style:vertical-align="top" fo:padding-left="0.191cm" fo:padding-right="0.191cm" fo:border="none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Таблиця"/>
        <text:sequence-decl text:display-outline-level="0" text:name="Малюнок"/>
        <text:sequence-decl text:display-outline-level="0" text:name="Зображення"/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3" text:name="Section3">
        <text:p text:style-name="P24"/>
        <text:p text:style-name="P24"/>
        <text:p text:style-name="P24"><text:span text:style-name="T17">Довідка</text:span></text:p>
        <text:p text:style-name="P26"><text:tab/><text:tab/><text:tab/><text:tab/><text:tab/></text:p>
        <text:p text:style-name="P27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7"><text:s text:c="10"/><text:span text:style-name="T17">Фінансова звітність та дані про КП «Коломийський центральний продовольчий ринок» наведені у звіті з практики за темою магістерської кваліфікаційної роботи та використані для виконання магістерської кваліфікаційної роботи є достовірними.</text:span></text:p>
            </table:table-cell>
          </table:table-row>
          <table:table-row table:style-name="Table1.2">
            <table:table-cell table:style-name="Table1.A2" office:value-type="string">
              <text:p text:style-name="P28"><text:span text:style-name="T21"><text:s text:c="137"/></text:span></text:p>
            </table:table-cell>
          </table:table-row>
        </table:table>
        <text:p text:style-name="P25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29"/>
              <text:p text:style-name="P29"/>
            </table:table-cell>
          </table:table-row>
          <table:table-row table:style-name="Table2.2">
            <table:table-cell table:style-name="Table2.A2" office:value-type="string">
              <text:p text:style-name="P30"><text:span text:style-name="T22"><text:s text:c="10"/></text:span><text:span text:style-name="T22">Керівник практики за темою магістерської кваліфікаційної</text:span><text:s/><text:span text:style-name="T19">роботи від КП «Коломийський центральний продовольчий ринок»</text:span></text:p>
            </table:table-cell>
          </table:table-row>
          <table:table-row table:style-name="Table2.3">
            <table:table-cell table:style-name="Table2.A3" office:value-type="string">
              <text:p text:style-name="P28"/>
            </table:table-cell>
          </table:table-row>
        </table:table>
        <text:p text:style-name="P25"/>
        <text:p text:style-name="P25"/>
        <text:p text:style-name="P25"/>
        <text:p text:style-name="P25"><text:span text:style-name="T17">______________</text:span><text:tab/><text:tab/><text:tab/><text:span text:style-name="T17">_______________</text:span><text:tab/><text:tab/><text:tab/><text:span text:style-name="T17">______________________</text:span></text:p>
        <text:p text:style-name="P31"><text:s text:c="2"/><text:span text:style-name="T10">Дата</text:span><text:tab/><text:tab/><text:s/><text:s/><text:s/><text:s/><text:s/><text:s/><text:s/><text:s/><text:s/><text:tab/><text:tab/><text:s/><text:s/><text:s/><text:s/><text:s/><text:s/><text:s/><text:s/><text:s/><text:s/><text:s/><text:span text:style-name="T10">Підпис, МП</text:span><text:s/><text:tab/><text:tab/><text:tab/><text:tab/><text:tab/><text:span text:style-name="T10">ПІБ</text:span><text:tab/></text:p>
        <text:p text:style-name="P25"/>
        <text:p text:style-name="P25"/>
        <text:p text:style-name="P27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32"><text:s text:c="11"/><text:span text:style-name="T20">Фінансова звітність та дані про підприємство використані</text:span><text:s/><text:span text:style-name="T17">КП «Коломийський центральний продовольчий ринок» для виконання магістерської кваліфікаційної роботи є достовірними та відповідають дійсності.</text:span><text:span text:style-name="T17"><text:s/></text:span></text:p>
            </table:table-cell>
          </table:table-row>
          <table:table-row table:style-name="Table3.2">
            <table:table-cell table:style-name="Table3.A2" office:value-type="string">
              <text:p text:style-name="P28"/>
            </table:table-cell>
          </table:table-row>
        </table:table>
        <text:p text:style-name="P25"/>
        <text:p text:style-name="P25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33"><text:span text:style-name="T23"><text:s text:c="12"/></text:span><text:span text:style-name="T23">Керівник магістерської кваліфікаційної роботи</text:span></text:p>
            </table:table-cell>
          </table:table-row>
          <table:table-row table:style-name="Table4.2">
            <table:table-cell table:style-name="Table4.A2" office:value-type="string">
              <text:p text:style-name="P28"/>
            </table:table-cell>
          </table:table-row>
        </table:table>
        <text:p text:style-name="P25"/>
        <text:p text:style-name="P25"><text:s text:c="2"/></text:p>
        <text:p text:style-name="P25"><text:s text:c="8"/><text:s text:c="76"/><text:span text:style-name="T17">$user.first_name  $user.last_name</text:span></text:p>
        <text:p text:style-name="P25"><text:span text:style-name="T17">______________</text:span><text:tab/><text:tab/><text:span text:style-name="T17">_______________</text:span><text:tab/><text:tab/><text:span text:style-name="T17">____________________________</text:span></text:p>
        <text:p text:style-name="P31"><text:s text:c="2"/><text:span text:style-name="T10">Дата</text:span><text:tab/><text:tab/><text:s/><text:s/><text:s/><text:s/><text:s/><text:s/><text:s/><text:s/><text:s/><text:tab/><text:s/><text:s/><text:s/><text:s/><text:s/><text:s/><text:s/><text:s/><text:s/><text:s/><text:tab/><text:s/><text:s/><text:span text:style-name="T10">Підпис</text:span><text:s/><text:tab/><text:tab/><text:tab/><text:tab/><text:s/><text:s/><text:s/><text:s/><text:s/><text:s/><text:s/><text:s/><text:span text:style-name="T10">Посада, ПІБ</text:span><text:tab/></text:p>
        <text:p text:style-name="P25"/>
        <text:p text:style-name="P25"/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charset="windows-1251" style:font-family-generic="roman"/>
    <style:font-face style:name="Basic Sans" svg:font-family="Basic Sans" style:font-family-generic="roman"/>
    <style:font-face style:name="Tahoma" svg:font-family="Tahoma" style:font-charset="windows-1251" style:font-family-generic="swiss"/>
  </office:font-face-decls>
  <office:styles>
    <style:default-style style:family="paragraph">
      <style:paragraph-properties fo:text-align="start" style:tab-stop-distance="1.249cm" fo:widows="2" fo:orphans="2" fo:hyphenation-ladder-count="no-limit"/>
      <style:text-properties fo:hyphenate="true" fo:hyphenation-remain-char-count="2" fo:hyphenation-push-char-count="2" style:font-name="Times New Roman" fo:font-size="12pt" fo:language="uk" fo:country="ua" style:font-name-asian="Times New Roman" style:font-size-asian="12pt" style:language-asian="ru" style:country-asian="ru" style:font-name-complex="Times New Roman" style:font-size-complex="12pt" style:language-complex="ar" style:country-complex="sa" style:use-window-font-color="true" style:text-position="0% 100%"/>
    </style:default-style>
    <style:style style:name="Звичайний" style:display-name="Звичайний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49cm" fo:background-color="transparent" fo:padding-left="0.000cm" fo:padding-right="0.000cm" fo:padding-top="0.000cm" fo:padding-bottom="0.000cm" fo:border-left="none" fo:border-right="none" fo:border-top="none" fo:border-bottom="none" style:writing-mode="lr-tb" fo:text-align="start" fo:keep-with-next="none" fo:keep-together="none" fo:widows="2" fo:orphans="2" fo:break-before="auto" fo:hyphenation-ladder-count="no-limit" text:number-lines="false"/>
      <style:text-properties fo:hyphenate="true" fo:hyphenation-remain-char-count="2" fo:hyphenation-push-char-count="2"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ru" style:country-asian="ru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Заголовок_20_1" style:display-name="Заголовок 1" style:family="paragraph" style:parent-style-name="Звичайний" style:next-style-name="Звичайний" style:default-outline-level="1">
      <style:paragraph-properties fo:margin-top="0.423cm" fo:margin-bottom="0.106cm" fo:background-color="transparent" fo:padding-left="0.106cm" fo:padding-right="0.106cm" fo:padding-top="0.106cm" fo:padding-bottom="0.106cm" fo:border-left="none" fo:border-right="none" fo:border-top="none" fo:border-bottom="none" fo:keep-with-next="always" fo:keep-together="always" text:number-lines="true"/>
      <style:text-properties style:font-name="Basic Sans" fo:font-size="18pt" fo:font-weight="bold" fo:language="en" fo:country="us" style:font-name-asian="Basic Sans" style:font-size-asian="18pt" style:font-weight-asian="bold" style:language-asian="none" style:country-asian="none" style:font-name-complex="Basic Sans" style:font-size-complex="18pt" style:font-weight-complex="bold" style:language-complex="none" style:country-complex="none" style:letter-kerning="true"/>
    </style:style>
    <style:style style:name="Заголовок_20_2" style:display-name="Заголовок 2" style:family="paragraph" style:parent-style-name="Заголовок_20_1" style:next-style-name="Звичайний" style:default-outline-level="2">
      <style:paragraph-properties text:number-lines="true"/>
      <style:text-properties fo:font-size="16pt" style:font-size-asian="16pt" style:font-size-complex="16pt"/>
    </style:style>
    <style:style style:name="Заголовок_20_3" style:display-name="Заголовок 3" style:family="paragraph" style:parent-style-name="Заголовок_20_2" style:next-style-name="Звичайний" style:default-outline-level="3">
      <style:paragraph-properties text:number-lines="true"/>
      <style:text-properties fo:font-size="14pt" style:font-size-asian="14pt" style:font-size-complex="14pt"/>
    </style:style>
    <style:style style:name="Назва" style:display-name="Назва" style:family="paragraph" style:parent-style-name="Звичайний">
      <style:paragraph-properties fo:text-align="center" text:number-lines="true"/>
      <style:text-properties fo:font-size="16pt" fo:font-weight="bold" style:font-size-asian="16pt" style:font-weight-asian="bold" style:font-weight-complex="bold"/>
    </style:style>
    <style:style style:name="Основний_20_текст" style:display-name="Основний текст" style:family="paragraph" style:parent-style-name="Звичайний">
      <style:paragraph-properties fo:text-align="end" text:number-lines="true"/>
      <style:text-properties fo:font-size="14pt" style:font-size-asian="14pt"/>
    </style:style>
    <style:style style:name="Текст_20_примітки" style:display-name="Текст примітки" style:family="paragraph" style:parent-style-name="Звичайний">
      <style:paragraph-properties text:number-lines="true"/>
      <style:text-properties fo:font-size="10pt" style:font-size-asian="10pt" style:font-size-complex="10pt"/>
    </style:style>
    <style:style style:name="Тема_20_примітки" style:display-name="Тема примітки" style:family="paragraph" style:parent-style-name="Текст_20_примітки" style:next-style-name="Текст_20_примітки">
      <style:paragraph-properties text:number-lines="true"/>
      <style:text-properties fo:font-weight="bold" style:font-weight-asian="bold" style:font-weight-complex="bold"/>
    </style:style>
    <style:style style:name="Текст_20_у_20_виносці" style:display-name="Текст у виносці" style:family="paragraph" style:parent-style-name="Звичайний">
      <style:paragraph-properties text:number-lines="true"/>
      <style:text-properties style:font-name="Tahoma" fo:font-size="8pt" style:font-size-asian="8pt" style:font-name-complex="Tahoma" style:font-size-complex="8pt"/>
    </style:style>
    <style:style style:name="Звичайний" style:display-name="Звичайний" style:family="text"/>
    <style:style style:name="Гіперпосилання" style:display-name="Гіперпосилання" style:family="text">
      <style:text-properties fo:color="#0000ff" style:text-underline-style="solid" style:text-underline-mode="continuous" style:text-underline-width="auto" style:text-underline-color="font-color"/>
    </style:style>
    <style:style style:name="hps" style:display-name="hps" style:family="text"/>
    <style:style style:name="short_5f_text" style:display-name="short_text" style:family="text"/>
    <style:style style:name="Знак_20_примітки" style:display-name="Знак примітки" style:family="text">
      <style:text-properties fo:font-size="8pt" style:font-size-asian="8pt" style:font-size-complex="8pt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style style:name="Sect3" style:family="section">
      <style:section-properties/>
    </style:style>
    <style:page-layout style:name="pm1">
      <style:page-layout-properties fo:page-width="21.008cm" fo:page-height="29.711cm" style:print-orientation="portrait" fo:margin-top="1.000cm" fo:margin-bottom="1.000cm" fo:margin-left="1.501cm" fo:margin-right="1.501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dc:title>Наталія Чмир</dc:title>
    <meta:initial-creator>amd</meta:initial-creator>
    <meta:creation-date>2020-11-28T13:15:00</meta:creation-date>
    <dc:date>2021-04-30T21:57:25</dc:date>
    <meta:print-date>1970-01-01T02:00:00</meta:print-date>
  </office:meta>
</office:document-meta>
</file>